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9.7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2">
            <calcext:condition calcext:apply-style-name="Error" calcext:value="duplicate" calcext:base-cell-address="list.B3"/>
          </calcext:conditional-format>
          <calcext:conditional-format calcext:target-range-address="list.C3:list.C23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***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ABShot</text:p>
          </table:table-cell>
          <table:table-cell table:style-name="ce14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남중헌</text:p>
            <text:p>사업자 번호 : 717-88-01823</text:p>
          </table:table-cell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***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***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***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7">법인명(상호): (주)플린트</text:span></text:p>
            <text:p><text:span text:style-name="T7">대표자(성명): 김영모</text:span></text:p>
            <text:p><text:span text:style-name="T7">사업자등록번호: 220-88-61142</text:span></text:p>
            <text:p><text:span text:style-name="T6">서울특별시 강남구 테헤란로414, ***</text:span><text:span text:style-name="T7">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1">
          <table:table-cell table:style-name="ce131" office:value-type="string" calcext:value-type="string">
            <text:p>Gonggamorecontents Inc.</text:p>
          </table:table-cell>
          <table:table-cell table:style-name="ce14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46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6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6" table:number-columns-repeated="2"/>
          <table:table-cell table:style-name="ce146" office:value-type="string" calcext:value-type="string">
            <text:p>대표 : 윤민형</text:p>
            <text:p>대표전화 : 055-338-6705</text:p>
          </table:table-cell>
        </table:table-row>
        <table:table-row table:style-name="ro11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 office:value-type="string" calcext:value-type="string">
            <text:p>서울 마포구 만리재옛길 36 (신공덕동) ***호</text:p>
          </table:table-cell>
          <table:table-cell table:style-name="ce146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6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6" table:number-columns-repeated="2"/>
          <table:table-cell table:style-name="ce146" office:value-type="string" calcext:value-type="string">
            <text:p>대표 : 박민*</text:p>
          </table:table-cell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wcore Games</text:p>
          </table:table-cell>
          <table:table-cell table:style-name="ce14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46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이만재</text:p>
          </table:table-cell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6">전라북도 전주시 덕진구 오공로 123 전북테크비즈센터 ***</text:span><text:span text:style-name="T7">호</text:span></text:p>
            <text:p/>
            <text:p><text:span text:style-name="T7">대표이사 채병효 ｜ 사업자등록번호 299-81-02494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7">주식회사 테일즈샵 / 대표이사: 한준</text:span></text:p>
            <text:p><text:span text:style-name="T7">사업자등록번호: 350-87-00380</text:span></text:p>
            <text:p><text:span text:style-name="T7">통신판매업 제 2016-인천부평-0565 호 </text:span></text:p>
            <text:p><text:span text:style-name="T8">인천 광역시 부평구 경원대로 1354번길 4 아이홈 </text:span><text:span text:style-name="T6">***</text:span><text:span text:style-name="T7">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<text:span text:style-name="T3">서울 구로구 디지털로33길 11, ***</text:span>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21">
            <calcext:condition calcext:apply-style-name="Error" calcext:value="duplicate" calcext:base-cell-address="developer.A2"/>
          </calcext:conditional-format>
          <calcext:conditional-format calcext:target-range-address="developer.A1:developer.A103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9" table:on-update-keep-styles="true" table:on-update-keep-size="false"/>
        <table:database-range table:name="developer_table" table:target-range-address="developer.A2:developer.F1029" table:on-update-keep-styles="true" table:on-update-keep-size="false"/>
        <table:database-range table:name="game_table" table:target-range-address="list.B211:list.C212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0:22:59.4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6T10:25:14.611000000</dc:date>
    <meta:editing-duration>P1DT21H24M35S</meta:editing-duration>
    <meta:editing-cycles>730</meta:editing-cycles>
    <meta:document-statistic meta:table-count="3" meta:cell-count="218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